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svg:stroke-width="0.1cm" svg:stroke-color="#000000" draw:marker-start-width="0.5cm" draw:marker-end-width="0.5cm" svg:stroke-linecap="round" draw:fill-color="#cccccc" draw:textarea-horizontal-align="justify" draw:textarea-vertical-align="middle" draw:auto-grow-height="false" fo:min-height="4.35cm" fo:min-width="4.1cm" fo:padding-top="0.175cm" fo:padding-bottom="0.175cm" fo:padding-left="0.3cm" fo:padding-right="0.3cm"/>
    </style:style>
    <style:style style:name="gr3" style:family="graphic" style:parent-style-name="standard">
      <style:graphic-properties svg:stroke-color="#cc66ff" draw:fill-color="#cc66ff" draw:textarea-horizontal-align="justify" draw:textarea-vertical-align="middle" draw:auto-grow-height="false" fo:min-height="3.772cm" fo:min-width="3.522cm"/>
    </style:style>
    <style:style style:name="gr4" style:family="graphic" style:parent-style-name="standard">
      <style:graphic-properties svg:stroke-width="0.1cm" svg:stroke-color="#000000" draw:marker-start-width="0.5cm" draw:marker-end-width="0.5cm" svg:stroke-linecap="round" draw:fill-color="#99ff66" draw:textarea-horizontal-align="justify" draw:textarea-vertical-align="middle" draw:auto-grow-height="false" fo:min-height="0.99cm" fo:min-width="0.739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svg:stroke-linecap="round" draw:fill-color="#99ff66" draw:textarea-horizontal-align="justify" draw:textarea-vertical-align="middle" draw:auto-grow-height="false" fo:min-height="0.99cm" fo:min-width="0.75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svg:stroke-linecap="round" draw:fill-color="#99ff66" draw:textarea-horizontal-align="justify" draw:textarea-vertical-align="middle" draw:auto-grow-height="false" fo:min-height="0.99cm" fo:min-width="0.7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5cm" svg:stroke-linecap="round" draw:fill-color="#99ff66" draw:textarea-horizontal-align="justify" draw:textarea-vertical-align="middle" draw:auto-grow-height="false" fo:min-height="0.989cm" fo:min-width="0.7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5cm" draw:marker-end-width="0.5cm" svg:stroke-linecap="round" draw:fill-color="#99ff66" draw:textarea-horizontal-align="justify" draw:textarea-vertical-align="middle" draw:auto-grow-height="false" fo:min-height="1.006cm" fo:min-width="0.7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5cm" draw:marker-end-width="0.5cm" svg:stroke-linecap="round" draw:fill-color="#99ff66" draw:textarea-horizontal-align="justify" draw:textarea-vertical-align="middle" draw:auto-grow-height="false" fo:min-height="0.989cm" fo:min-width="0.756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5cm" draw:marker-end-width="0.5cm" svg:stroke-linecap="round" draw:fill-color="#99ff66" draw:textarea-horizontal-align="justify" draw:textarea-vertical-align="middle" draw:auto-grow-height="false" fo:min-height="1.006cm" fo:min-width="0.756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5cm" draw:marker-end-width="0.5cm" svg:stroke-linecap="round" draw:fill-color="#99ff66" draw:textarea-horizontal-align="justify" draw:textarea-vertical-align="middle" draw:auto-grow-height="false" fo:min-height="1.006cm" fo:min-width="0.739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5cm" draw:marker-end-width="0.5cm" svg:stroke-linecap="round" draw:fill-color="#99ff66" draw:textarea-horizontal-align="justify" draw:textarea-vertical-align="middle" draw:auto-grow-height="false" fo:min-height="0.989cm" fo:min-width="0.739cm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1cm" svg:stroke-color="#000000" draw:marker-start-width="0.447cm" draw:marker-end-width="0.447cm" draw:textarea-horizontal-align="justify" draw:textarea-vertical-align="middle" draw:auto-grow-height="false" fo:min-height="0.25cm" fo:min-width="0cm" fo:padding-top="0.174cm" fo:padding-bottom="0.174cm" fo:padding-left="0.299cm" fo:padding-right="0.299cm"/>
    </style:style>
    <style:style style:name="gr15" style:family="graphic" style:parent-style-name="standard">
      <style:graphic-properties svg:stroke-width="0.1cm" svg:stroke-color="#000000" draw:marker-start-width="0.447cm" draw:marker-end-width="0.447cm" draw:textarea-horizontal-align="justify" draw:textarea-vertical-align="middle" draw:auto-grow-height="false" fo:min-height="0.152cm" fo:min-width="0cm" fo:padding-top="0.174cm" fo:padding-bottom="0.174cm" fo:padding-left="0.299cm" fo:padding-right="0.299cm"/>
    </style:style>
    <style:style style:name="gr16" style:family="graphic" style:parent-style-name="objectwithoutfill">
      <style:graphic-properties svg:stroke-width="0.1cm" draw:marker-start-width="0.5cm" draw:marker-end="Rounded_20_short_20_Arrow" draw:marker-end-width="0.5cm" svg:stroke-linecap="round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fo:min-height="0.869cm"/>
    </style:style>
    <style:style style:name="gr18" style:family="graphic" style:parent-style-name="standard">
      <style:graphic-properties svg:stroke-width="0.1cm" svg:stroke-color="#000000" draw:marker-start-width="0.5cm" draw:marker-end-width="0.5cm" svg:stroke-linecap="round" draw:fill-color="#ffffff" draw:textarea-horizontal-align="justify" draw:textarea-vertical-align="middle" draw:auto-grow-height="false" fo:min-height="3.032cm" fo:min-width="2.795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1cm" svg:stroke-color="#000000" draw:marker-start-width="0.5cm" draw:marker-end-width="0.5cm" svg:stroke-linecap="round" draw:fill-color="#ff9900" draw:textarea-horizontal-align="justify" draw:textarea-vertical-align="middle" draw:auto-grow-height="false" fo:min-height="0.428cm" fo:min-width="0.18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marker-start-width="0.5cm" draw:marker-end-width="0.5cm" svg:stroke-linecap="round" draw:fill-color="#ffffff" draw:textarea-horizontal-align="justify" draw:textarea-vertical-align="middle" draw:auto-grow-height="false" fo:min-height="3.032cm" fo:min-width="2.79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1cm" svg:stroke-color="#000000" draw:marker-start-width="0.5cm" draw:marker-end-width="0.5cm" svg:stroke-linecap="round" draw:fill-color="#ff9900" draw:textarea-horizontal-align="justify" draw:textarea-vertical-align="middle" draw:auto-grow-height="false" fo:min-height="0.428cm" fo:min-width="0.185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width="0.1cm" svg:stroke-color="#000000" draw:marker-start-width="0.5cm" draw:marker-end-width="0.5cm" svg:stroke-linecap="round" draw:fill-color="#ff9900" draw:textarea-horizontal-align="justify" draw:textarea-vertical-align="middle" draw:auto-grow-height="false" fo:min-height="0.425cm" fo:min-width="0.18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marker-start-width="0.5cm" draw:marker-end-width="0.5cm" svg:stroke-linecap="round" draw:fill-color="#729fcf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cc66ff"/>
      <style:paragraph-properties fo:text-align="center"/>
    </style:style>
    <style:style style:name="P4" style:family="paragraph">
      <loext:graphic-properties draw:fill-color="#99ff6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22pt" fo:font-weight="bol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9900"/>
      <style:paragraph-properties fo:text-align="center"/>
    </style:style>
    <style:style style:name="P10" style:family="paragraph">
      <loext:graphic-properties draw:fill-color="#729fc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cm" svg:height="0.962cm" svg:x="2.1cm" svg:y="10.238cm">
          <draw:text-box>
            <text:p><text:span text:style-name="T1">Inpu</text:span><text:span text:style-name="T1">t </text:span><text:span text:style-name="T1">Regi</text:span><text:span text:style-name="T1">ons</text:span></text:p>
          </draw:text-box>
        </draw:frame>
        <draw:g>
          <draw:g>
            <draw:custom-shape draw:style-name="gr2" draw:text-style-name="P2" draw:layer="layout" svg:width="4.7cm" svg:height="4.7cm" svg:x="1.6cm" svg:y="12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4.022cm" svg:height="4.022cm" svg:x="1.939cm" svg:y="13.2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4" draw:layer="layout" svg:width="1.339cm" svg:height="1.34cm" svg:x="4.961cm" svg:y="12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1.356cm" svg:height="1.34cm" svg:x="3.272cm" svg:y="12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1.34cm" svg:height="1.34cm" svg:x="1.6cm" svg:y="12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1.34cm" svg:height="1.339cm" svg:x="1.6cm" svg:y="16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4" draw:layer="layout" svg:width="1.34cm" svg:height="1.356cm" svg:x="1.6cm" svg:y="14.5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4" draw:layer="layout" svg:width="1.356cm" svg:height="1.339cm" svg:x="3.272cm" svg:y="16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4" draw:layer="layout" svg:width="1.356cm" svg:height="1.356cm" svg:x="3.272cm" svg:y="14.5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1.339cm" svg:height="1.356cm" svg:x="4.961cm" svg:y="14.5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4" draw:layer="layout" svg:width="1.339cm" svg:height="1.339cm" svg:x="4.961cm" svg:y="16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13" draw:text-style-name="P5" draw:layer="layout" svg:x1="2.271cm" svg:y1="13.571cm" svg:x2="3.95cm" svg:y2="13.571cm">
            <text:p/>
          </draw:line>
        </draw:g>
        <draw:custom-shape draw:style-name="gr14" draw:text-style-name="P6" draw:layer="layout" svg:width="0.5cm" svg:height="0.5cm" draw:transform="rotate (0.785398163397448) translate (9.193cm 7.25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0.5cm" svg:height="0.5cm" draw:transform="rotate (0.785398163397448) translate (9.193cm 9.75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0.5cm" svg:height="0.5cm" draw:transform="rotate (0.785398163397448) translate (9.193cm 12.25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5" draw:layer="layout" svg:x1="7.3cm" svg:y1="7.3cm" svg:x2="9.2cm" svg:y2="7.3cm">
          <text:p/>
        </draw:line>
        <draw:line draw:style-name="gr16" draw:text-style-name="P5" draw:layer="layout" svg:x1="7.3cm" svg:y1="7.3cm" svg:x2="9.2cm" svg:y2="9.4cm">
          <text:p/>
        </draw:line>
        <draw:line draw:style-name="gr16" draw:text-style-name="P5" draw:layer="layout" svg:x1="7.3cm" svg:y1="7.3cm" svg:x2="9.3cm" svg:y2="11.8cm">
          <text:p/>
        </draw:line>
        <draw:line draw:style-name="gr16" draw:text-style-name="P5" draw:layer="layout" svg:x1="9.9cm" svg:y1="7.3cm" svg:x2="10.8cm" svg:y2="7.3cm">
          <text:p/>
        </draw:line>
        <draw:line draw:style-name="gr16" draw:text-style-name="P5" draw:layer="layout" svg:x1="9.9cm" svg:y1="9.8cm" svg:x2="10.8cm" svg:y2="9.8cm">
          <text:p/>
        </draw:line>
        <draw:line draw:style-name="gr16" draw:text-style-name="P5" draw:layer="layout" svg:x1="9.9cm" svg:y1="12.3cm" svg:x2="10.8cm" svg:y2="12.3cm">
          <text:p/>
        </draw:line>
        <draw:line draw:style-name="gr16" draw:text-style-name="P5" draw:layer="layout" svg:x1="15.9cm" svg:y1="17.75cm" svg:x2="15.9cm" svg:y2="17.75cm">
          <text:p/>
        </draw:line>
        <draw:line draw:style-name="gr16" draw:text-style-name="P5" draw:layer="layout" svg:x1="13.2cm" svg:y1="17.75cm" svg:x2="14.4cm" svg:y2="17.75cm">
          <text:p/>
        </draw:line>
        <draw:frame draw:style-name="gr1" draw:text-style-name="P1" draw:layer="layout" svg:width="3.3cm" svg:height="0.962cm" svg:x="10.4cm" svg:y="10.7cm">
          <draw:text-box>
            <text:p><text:span text:style-name="T1">Weights</text:span></text:p>
          </draw:text-box>
        </draw:frame>
        <draw:frame draw:style-name="gr1" draw:text-style-name="P1" draw:layer="layout" svg:width="2.6cm" svg:height="0.962cm" svg:x="15.9cm" svg:y="11cm">
          <draw:text-box>
            <text:p><text:span text:style-name="T1">Output</text:span></text:p>
          </draw:text-box>
        </draw:frame>
        <draw:frame draw:style-name="gr17" draw:text-style-name="P7" draw:layer="layout" svg:width="0.9cm" svg:height="1.119cm" svg:x="13.9cm" svg:y="9.8cm">
          <draw:text-box>
            <text:p><text:span text:style-name="T2">Σ</text:span></text:p>
          </draw:text-box>
        </draw:frame>
        <draw:g>
          <draw:g>
            <draw:custom-shape draw:style-name="gr18" draw:text-style-name="P8" draw:layer="layout" svg:width="3.395cm" svg:height="3.382cm" svg:x="15.1cm" svg:y="13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8cm" svg:height="0.778cm" svg:x="15.395cm" svg:y="13.8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8cm" svg:height="0.778cm" svg:x="16.415cm" svg:y="13.8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8cm" svg:height="0.778cm" svg:x="17.43cm" svg:y="13.8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8cm" svg:height="0.778cm" svg:x="15.395cm" svg:y="14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8cm" svg:height="0.778cm" svg:x="16.415cm" svg:y="14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8cm" svg:height="0.778cm" svg:x="17.43cm" svg:y="14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8cm" svg:height="0.778cm" svg:x="15.395cm" svg:y="15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8cm" svg:height="0.778cm" svg:x="16.415cm" svg:y="15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8cm" svg:height="0.778cm" svg:x="17.43cm" svg:y="15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0" draw:text-style-name="P8" draw:layer="layout" svg:width="3.39cm" svg:height="3.382cm" svg:x="15.555cm" svg:y="16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9" draw:layer="layout" svg:width="0.785cm" svg:height="0.778cm" svg:x="15.845cm" svg:y="16.3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8cm" svg:height="0.778cm" svg:x="16.865cm" svg:y="16.3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8cm" svg:height="0.778cm" svg:x="17.885cm" svg:y="16.3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9" draw:layer="layout" svg:width="0.785cm" svg:height="0.778cm" svg:x="15.845cm" svg:y="17.3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8cm" svg:height="0.778cm" svg:x="16.865cm" svg:y="17.3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8cm" svg:height="0.778cm" svg:x="17.885cm" svg:y="17.3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9" draw:layer="layout" svg:width="0.785cm" svg:height="0.778cm" svg:x="15.845cm" svg:y="18.3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8cm" svg:height="0.778cm" svg:x="16.865cm" svg:y="18.3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8cm" svg:height="0.778cm" svg:x="17.885cm" svg:y="18.3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8" draw:layer="layout" svg:width="3.395cm" svg:height="3.382cm" svg:x="16.005cm" svg:y="18.5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8cm" svg:height="0.778cm" svg:x="16.3cm" svg:y="18.8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8cm" svg:height="0.778cm" svg:x="17.32cm" svg:y="18.8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8cm" svg:height="0.778cm" svg:x="18.335cm" svg:y="18.8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8cm" svg:height="0.778cm" svg:x="16.3cm" svg:y="19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8cm" svg:height="0.778cm" svg:x="17.32cm" svg:y="19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8cm" svg:height="0.778cm" svg:x="18.335cm" svg:y="19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9" draw:layer="layout" svg:width="0.78cm" svg:height="0.775cm" svg:x="16.3cm" svg:y="20.8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9" draw:layer="layout" svg:width="0.78cm" svg:height="0.775cm" svg:x="17.32cm" svg:y="20.8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9" draw:layer="layout" svg:width="0.78cm" svg:height="0.775cm" svg:x="18.335cm" svg:y="20.8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2" draw:text-style-name="P2" draw:layer="layout" svg:width="4.7cm" svg:height="4.7cm" svg:x="1.6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4.022cm" svg:height="4.022cm" svg:x="1.939cm" svg:y="18.2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339cm" svg:height="1.34cm" svg:x="4.961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356cm" svg:height="1.34cm" svg:x="3.272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1.34cm" svg:height="1.34cm" svg:x="1.6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34cm" svg:height="1.339cm" svg:x="1.6cm" svg:y="21.2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34cm" svg:height="1.356cm" svg:x="1.6cm" svg:y="19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1.356cm" svg:height="1.339cm" svg:x="3.272cm" svg:y="21.2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1.356cm" svg:height="1.356cm" svg:x="3.272cm" svg:y="19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1.339cm" svg:height="1.356cm" svg:x="4.961cm" svg:y="19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1.339cm" svg:height="1.339cm" svg:x="4.961cm" svg:y="21.2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10" draw:layer="layout" svg:width="2cm" svg:height="2cm" svg:x="9.45cm" svg:y="1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0" draw:layer="layout" svg:width="2cm" svg:height="2cm" svg:x="10.35cm" svg:y="20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10" draw:layer="layout" svg:width="2cm" svg:height="2cm" svg:x="9.45cm" svg:y="16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0" draw:layer="layout" svg:width="2cm" svg:height="2cm" svg:x="10.35cm" svg:y="17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10" draw:layer="layout" svg:width="2cm" svg:height="2cm" svg:x="9.4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0" draw:layer="layout" svg:width="2cm" svg:height="2cm" svg:x="10.35cm" svg:y="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21:21:22.687803186</meta:creation-date>
    <dc:date>2017-06-16T23:38:23.653172504</dc:date>
    <meta:editing-duration>PT1H2M53S</meta:editing-duration>
    <meta:editing-cycles>14</meta:editing-cycles>
    <meta:generator>LibreOffice/5.1.6.2$Linux_X86_64 LibreOffice_project/10m0$Build-2</meta:generator>
    <meta:document-statistic meta:object-count="84"/>
  </office:meta>
</office:document-meta>
</file>